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dkreis/Kreis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inw.</text:p>
          </table:table-cell>
          <table:table-cell office:value-type="string" calcext:value-type="string">
            <text:p>Fl.in km²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as_current_cases</text:p>
          </table:table-cell>
          <table:table-cell office:value-type="string" calcext:value-type="string">
            <text:p>implemented</text:p>
          </table:table-cell>
        </table:table-row>
        <table:table-row table:style-name="ro1" table:visibility="filter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1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dt Augsbu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dt Heidelbe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forzheim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</table:table>
      <table:named-expressions/>
      <table:database-ranges>
        <table:database-range table:name="__Anonymous_Sheet_DB__0" table:target-range-address="Tabelle1.A1:Tabelle1.H299" table:display-filter-buttons="true">
          <table:filter>
            <table:filter-and>
              <table:filter-condition table:field-number="6" table:value="y" table:operator="="/>
              <table:filter-condition table:field-number="7" table:value="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9:06:09.9433429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2:33:56.789611133</meta:creation-date>
    <dc:date>2020-03-21T19:15:09.021520673</dc:date>
    <meta:editing-duration>PT2H15M10S</meta:editing-duration>
    <meta:editing-cycles>21</meta:editing-cycles>
    <meta:generator>LibreOffice/6.4.2.2$Linux_X86_64 LibreOffice_project/40$Build-2</meta:generator>
    <meta:document-statistic meta:table-count="1" meta:cell-count="1583" meta:object-count="0"/>
  </office:meta>
</office:document-meta>
</file>